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94083426894717384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75489512657046196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7362495154068566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06685577170802584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08319052572374759"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290940810060380233"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52701163939946056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98843841474080730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360067" text:continue-list="list352701163939946056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62024672384731901"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66742"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5938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36699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36626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82317"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3" draw:name="graphics9" text:anchor-type="paragraph" svg:width="6.9547in" svg:height="2.8063in" draw:z-index="8"><draw:image xlink:href="Pictures/1000000000000460000001C4118D6C99.jpg" xlink:type="simple" xlink:show="embed" xlink:actuate="onLoad"/></draw:frame></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429483920561423150"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9T10:14:34.38</dc:date>
    <dc:creator>James Lombardi</dc:creator>
    <meta:editing-duration>P9DT17H17M4S</meta:editing-duration>
    <meta:editing-cycles>828</meta:editing-cycles>
    <meta:generator>OpenOffice/4.1.2$Win32 OpenOffice.org_project/412m3$Build-9782</meta:generator>
    <meta:document-statistic meta:table-count="0" meta:image-count="9" meta:object-count="0" meta:page-count="95" meta:paragraph-count="2540" meta:word-count="28877" meta:character-count="147611"/>
  </office:meta>
</office:document-meta>
</file>